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5D12EC337E.png" manifest:media-type="image/png"/>
  <manifest:file-entry manifest:full-path="Pictures/1000020100000B1E0000075DF33E90FD.png" manifest:media-type="image/png"/>
  <manifest:file-entry manifest:full-path="Pictures/1000020100000B2C00000087C370FE21.png" manifest:media-type="image/png"/>
  <manifest:file-entry manifest:full-path="Pictures/100000000000033B000001FE925AA7D0.png" manifest:media-type="image/png"/>
  <manifest:file-entry manifest:full-path="Pictures/100002010000040000000230969305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new_25_20template_25_20footer_25_20line-title">
      <style:graphic-properties fo:min-height="2.66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1 Oct 2015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RFID and Koh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placeholder="true" presentation:user-transformed="true">
          <draw:text-box/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19.751cm" svg:height="12.18cm" svg:x="4.124cm" svg:y="5.2cm" presentation:class="graphic">
          <draw:image xlink:href="Pictures/100000000000033B000001FE925AA7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4" draw:text-style-name="P2" draw:layer="layout" svg:width="22.2cm" svg:height="12.14cm" svg:x="2.9cm" svg:y="5.26cm">
          <draw:image xlink:href="Pictures/100002010000040000000230969305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3" draw:text-style-name="P2" draw:layer="layout" svg:width="22.4cm" svg:height="10.353cm" svg:x="2.8cm" svg:y="6.113cm" presentation:class="graphic">
          <draw:image xlink:href="Pictures/10000000000002F30000015D12EC33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C370FE21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F33E90FD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2.2$Linux_X86_64 LibreOffice_project/00m0$Build-2</meta:generator>
    <meta:editing-duration>PT11M1S</meta:editing-duration>
    <meta:editing-cycles>11</meta:editing-cycles>
    <dc:title>Catalyst new template</dc:title>
    <meta:initial-creator>alison </meta:initial-creator>
    <dc:date>2015-10-13T13:18:12.546390137</dc:date>
    <meta:document-statistic meta:object-count="54"/>
    <meta:template xlink:type="simple" xlink:actuate="onRequest" xlink:title="Catalyst new template" xlink:href="../../../../../../../media/alison/84D2-3443/.config/libreoffice/4/user/template/Catalyst%20new%20template.otp" meta:date="2014-03-05T14:43:06"/>
  </office:meta>
</office:document-meta>
</file>